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onstants.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Util.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250000001E0594ADB44C19A4C7.png" manifest:media-type="image/png"/>
  <manifest:file-entry manifest:full-path="Pictures/10000001000000250000001EE4CE51A739F44F45.png" manifest:media-type="image/png"/>
  <manifest:file-entry manifest:full-path="Pictures/100000010000003C0000001E5936F2853B24A181.png" manifest:media-type="image/png"/>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258cm"/>
    </style:style>
    <style:style style:name="co5" style:family="table-column">
      <style:table-column-properties fo:break-before="auto" style:column-width="2.15cm"/>
    </style:style>
    <style:style style:name="co6" style:family="table-column">
      <style:table-column-properties fo:break-before="auto" style:column-width="1.603cm"/>
    </style:style>
    <style:style style:name="co7" style:family="table-column">
      <style:table-column-properties fo:break-before="auto" style:column-width="2.062cm"/>
    </style:style>
    <style:style style:name="co8" style:family="table-column">
      <style:table-column-properties fo:break-before="auto" style:column-width="2.004cm"/>
    </style:style>
    <style:style style:name="co9" style:family="table-column">
      <style:table-column-properties fo:break-before="auto" style:column-width="1cm"/>
    </style:style>
    <style:style style:name="co10" style:family="table-column">
      <style:table-column-properties fo:break-before="auto" style:column-width="1.499cm"/>
    </style:style>
    <style:style style:name="co11" style:family="table-column">
      <style:table-column-properties fo:break-before="auto" style:column-width="1.002cm"/>
    </style:style>
    <style:style style:name="co12" style:family="table-column">
      <style:table-column-properties fo:break-before="auto" style:column-width="1.718cm"/>
    </style:style>
    <style:style style:name="ro1" style:family="table-row">
      <style:table-row-properties style:row-height="0.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Default" style:data-style-name="N100">
      <style:table-cell-properties style:text-align-source="fix" style:repeat-content="false" fo:border="0.74pt solid #ffffff" style:vertical-align="middle"/>
      <style:paragraph-properties fo:text-align="center"/>
    </style:style>
    <style:style style:name="ce5" style:family="table-cell" style:parent-style-name="Default" style:data-style-name="N100">
      <style:table-cell-properties fo:border="0.74pt solid #ffffff" style:vertical-align="middle"/>
    </style:style>
    <style:style style:name="ce10"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fo:border="0.74pt solid #ffffff" style:vertical-align="middle"/>
    </style:style>
    <style:style style:name="ce8" style:family="table-cell" style:parent-style-name="Default" style:data-style-name="N100">
      <style:table-cell-properties fo:background-color="#6b7989" style:text-align-source="fix" style:repeat-content="false" fo:border="0.74pt solid #ffffff" style:vertical-align="middle"/>
      <style:paragraph-properties fo:text-align="center" fo:margin-left="0cm"/>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1" style:family="table-cell" style:parent-style-name="Default" style:data-style-name="N100">
      <style:table-cell-properties fo:background-color="#93c4e2"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Status" style:data-style-name="N100">
      <style:table-cell-properties fo:background-color="#3465a4"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Default" style:data-style-name="N100">
      <style:table-cell-properties fo:background-color="#b5bfca" style:cell-protect="hidden-and-protected" style:print-content="true" fo:border="0.74pt solid #ffffff" style:vertical-align="middle"/>
    </style:style>
    <style:style style:name="ce15" style:family="table-cell" style:parent-style-name="Status" style:data-style-name="N100">
      <style:table-cell-properties fo:background-color="#0d335b"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2" style:family="table-cell" style:parent-style-name="Status" style:data-style-name="N100">
      <style:table-cell-properties fo:background-color="#6b7989"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font-size-asian="12pt" style:font-size-complex="12pt"/>
    </style:style>
    <style:style style:name="ce25" style:family="table-cell" style:parent-style-name="Default" style:data-style-name="N100">
      <style:table-cell-properties style:cell-protect="hidden-and-protected" style:print-content="true" fo:border="0.74pt solid #ffffff" style:vertical-align="middle"/>
    </style:style>
    <style:style style:name="ce26" style:family="table-cell" style:parent-style-name="Status" style:data-style-name="N100">
      <style:table-cell-properties fo:background-color="#b5bfca"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font-size-asian="12pt" style:font-size-complex="12pt"/>
    </style:style>
    <style:style style:name="ce36"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37" style:family="table-cell" style:parent-style-name="Status"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21" style:family="table-cell" style:parent-style-name="Default" style:data-style-name="N100">
      <style:table-cell-properties fo:background-color="#b5bfca" style:cell-protect="hidden-and-protected" style:print-content="true" style:text-align-source="fix" style:repeat-content="false" fo:border="0.74pt solid #ffffff" style:vertical-align="middle"/>
      <style:paragraph-properties fo:text-align="center" fo:margin-left="0cm"/>
      <style:text-properties fo:font-size="12pt" style:font-size-asian="12pt" style:font-size-complex="12pt"/>
    </style:style>
    <style:style style:name="ce39"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23" style:family="table-cell" style:parent-style-name="Status" style:data-style-name="N100">
      <style:table-cell-properties fo:background-color="#b4c7dc" style:cell-protect="hidden-and-protected" style:print-content="true" fo:border="0.74pt solid #ffffff" style:vertical-align="middle"/>
      <style:text-properties fo:color="#ffffff" fo:font-size="12pt" fo:font-weight="bold"/>
    </style:style>
    <style:style style:name="ce34"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42" style:family="table-cell" style:parent-style-name="Default"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41" style:family="table-cell" style:parent-style-name="Status" style:data-style-name="N100">
      <style:table-cell-properties fo:background-color="#6b7989"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fo:border="#ffffff"/>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7d9b94"/>
      <style:text-properties fo:color="#ffffff" fo:font-size="12pt" fo:font-weight="bold"/>
    </style:style>
    <style:style style:name="gr6" style:family="graphic">
      <style:graphic-properties draw:textarea-vertical-align="top"/>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style>
  </office:automatic-styles>
  <office:body>
    <office:spreadsheet>
      <table:calculation-settings table:automatic-find-labels="false" table:use-regular-expressions="false" table:use-wildcards="true"/>
      <table:table table:name="Forno"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combobox form:name="escolheForno" form:control-implementation="ooo:com.sun.star.form.component.ComboBox" xml:id="control10" form:id="control10" form:dropdown="true" form:size="50"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dom:mousedown" xlink:href="vnd.sun.star.script:Standard.ComboboxManager.ListComboItems?language=Basic&amp;location=application" xlink:type="simple"/>
              </office:event-listeners>
              <form:item form:label="&quot;teste&quot; Chr(10) &quot;aa&quot;"/>
            </form:combobox>
            <form:button form:name="Botão de pressão 1" form:control-implementation="ooo:com.sun.star.form.component.CommandButton" xml:id="control11" form:id="control11"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2" form:id="control12"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Botão de pressão 3" form:control-implementation="ooo:com.sun.star.form.component.CommandButton" xml:id="control13" form:id="control13" form:printable="false" office:target-frame="" form:image-data="Pictures/100000010000003C0000001E5936F2853B24A181.png" form:focus-on-click="false" form:delay-for-repeat="PT0.050000000S" form:image-position="center">
              <form:properties>
                <form:property form:property-name="DefaultControl" office:value-type="string" office:string-value="com.sun.star.form.control.CommandButton"/>
              </form:properties>
            </form:button>
            <form:button form:name="Botão de pressão 3" form:control-implementation="ooo:com.sun.star.form.component.CommandButton" xml:id="control14" form:id="control14" form:printable="false" office:target-frame="" form:image-data="Pictures/10000001000000250000001EE4CE51A739F44F45.png" form:focus-on-click="false" form:delay-for-repeat="PT0.050000000S" form:image-position="center">
              <form:properties>
                <form:property form:property-name="DefaultControl" office:value-type="string" office:string-value="com.sun.star.form.control.CommandButton"/>
              </form:properties>
            </form:button>
            <form:button form:name="Botão de pressão 3" form:control-implementation="ooo:com.sun.star.form.component.CommandButton" xml:id="control15" form:id="control15" form:printable="false" office:target-frame="" form:image-data="Pictures/10000001000000250000001E0594ADB44C19A4C7.png" form:focus-on-click="false" form:delay-for-repeat="PT0.050000000S" form:image-position="center">
              <form:properties>
                <form:property form:property-name="DefaultControl" office:value-type="string" office:string-value="com.sun.star.form.control.CommandButton"/>
              </form:propertie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4"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36"/>
          <table:table-cell table:style-name="ce39" office:value-type="string" calcext:value-type="string" table:number-columns-spanned="2" table:number-rows-spanned="1">
            <text:p>Largura (cm):</text:p>
          </table:table-cell>
          <table:covered-table-cell/>
          <table:table-cell table:style-name="ce34"/>
          <table:table-cell table:style-name="ce39" office:value-type="string" calcext:value-type="string" table:number-columns-spanned="2" table:number-rows-spanned="1">
            <text:p>Altura (cm):</text:p>
          </table:table-cell>
          <table:covered-table-cell/>
          <table:table-cell table:style-name="ce34" table:number-columns-spanned="3" table:number-rows-spanned="1"/>
          <table:covered-table-cell/>
          <table:covered-table-cell table:style-name="ce34"/>
          <table:table-cell table:number-columns-repeated="1008"/>
        </table:table-row>
        <table:table-row table:style-name="ro1">
          <table:table-cell table:style-name="ce4"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7" table:number-columns-spanned="4" table:number-rows-spanned="1"/>
          <table:covered-table-cell table:number-columns-repeated="3" table:style-name="ce7"/>
          <table:table-cell table:style-name="ce7" table:number-columns-spanned="2" table:number-rows-spanned="1">
            <draw:control draw:z-index="0" draw:name="Controle 2" draw:style-name="gr2" draw:text-style-name="P2" svg:width="3.666cm" svg:height="0.9cm" svg:x="0cm" svg:y="0cm" draw:control="control1"/>
          </table:table-cell>
          <table:covered-table-cell table:style-name="ce7"/>
          <table:table-cell table:style-name="ce7" table:number-columns-spanned="5" table:number-rows-spanned="1"/>
          <table:covered-table-cell table:number-columns-repeated="4" table:style-name="ce7"/>
          <table:table-cell table:number-columns-repeated="1008"/>
        </table:table-row>
        <table:table-row table:style-name="ro1">
          <table:covered-table-cell table:number-columns-repeated="4"/>
          <table:table-cell/>
          <table:table-cell table:style-name="ce7" table:number-columns-spanned="11" table:number-rows-spanned="1"/>
          <table:covered-table-cell table:number-columns-repeated="10" table:style-name="ce7"/>
          <table:table-cell table:number-columns-repeated="1008"/>
        </table:table-row>
        <table:table-row table:style-name="ro1">
          <table:table-cell table:style-name="ce10" office:value-type="string" calcext:value-type="string" table:number-columns-spanned="2" table:number-rows-spanned="1">
            <text:p>Tipo:</text:p>
          </table:table-cell>
          <table:covered-table-cell table:style-name="ce8" office:value-type="string" calcext:value-type="string">
            <text:p>Comp. (cm):</text:p>
          </table:covered-table-cell>
          <table:table-cell table:style-name="ce27" office:value-type="string" calcext:value-type="string" table:number-columns-spanned="2" table:number-rows-spanned="1">
            <text:p>Quadrado</text:p>
          </table:table-cell>
          <table:covered-table-cell table:style-name="ce11"/>
          <table:table-cell/>
          <table:table-cell table:style-name="ce1" office:value-type="string" calcext:value-type="string" table:number-columns-spanned="11" table:number-rows-spanned="1">
            <text:p>Escolha o Forno a ser Usado</text:p>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Descrição:</text:p>
          </table:table-cell>
          <table:covered-table-cell table:style-name="ce8"/>
          <table:table-cell table:style-name="ce27" office:value-type="string" calcext:value-type="string" table:number-columns-spanned="2" table:number-rows-spanned="1">
            <text:p>asd</text:p>
          </table:table-cell>
          <table:covered-table-cell table:style-name="ce11"/>
          <table:table-cell/>
          <table:table-cell table:number-columns-spanned="11" table:number-rows-spanned="1">
            <draw:control table:end-cell-address="Forno.P6" table:end-x="1.499cm" table:end-y="0.899cm" draw:z-index="9" draw:name="Controle 3" draw:style-name="gr3" draw:text-style-name="P3" svg:width="19.713cm" svg:height="0.9cm" svg:x="0cm" svg:y="-0.001cm" draw:control="control10"/>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Altura (cm):</text:p>
          </table:table-cell>
          <table:covered-table-cell table:style-name="ce8"/>
          <table:table-cell table:style-name="ce27" office:value-type="string" calcext:value-type="string" table:number-columns-spanned="2" table:number-rows-spanned="1">
            <text:p>1</text:p>
          </table:table-cell>
          <table:covered-table-cell table:style-name="ce11"/>
          <table:table-cell/>
          <table:table-cell table:style-name="ce18" office:value-type="string" calcext:value-type="string" table:number-columns-spanned="2" table:number-rows-spanned="1">
            <text:p>Comprimento (cm):</text:p>
          </table:table-cell>
          <table:covered-table-cell table:style-name="ce25"/>
          <table:table-cell table:style-name="ce37" office:value-type="float" office:value="200" calcext:value-type="float">
            <text:p>200</text:p>
          </table:table-cell>
          <table:table-cell table:style-name="ce18" office:value-type="string" calcext:value-type="string" table:number-columns-spanned="2" table:number-rows-spanned="1">
            <text:p>Largura (cm):</text:p>
          </table:table-cell>
          <table:covered-table-cell table:style-name="ce25"/>
          <table:table-cell table:style-name="ce42" office:value-type="float" office:value="80" calcext:value-type="float">
            <text:p>80</text:p>
          </table:table-cell>
          <table:table-cell table:style-name="ce18" office:value-type="string" calcext:value-type="string" table:number-columns-spanned="2" table:number-rows-spanned="1">
            <text:p>Altura (cm):</text:p>
          </table:table-cell>
          <table:covered-table-cell table:style-name="ce25"/>
          <table:table-cell table:style-name="ce34" office:value-type="string" calcext:value-type="string" table:number-columns-spanned="3" table:number-rows-spanned="1">
            <text:p>200</text:p>
          </table:table-cell>
          <table:covered-table-cell table:style-name="ce25"/>
          <table:covered-table-cell table:style-name="ce42"/>
          <table:table-cell table:number-columns-repeated="1008"/>
        </table:table-row>
        <table:table-row table:style-name="ro1">
          <table:table-cell table:style-name="ce10" office:value-type="string" calcext:value-type="string" table:number-columns-spanned="2" table:number-rows-spanned="1">
            <text:p>Largura (cm):</text:p>
          </table:table-cell>
          <table:covered-table-cell table:style-name="ce8"/>
          <table:table-cell table:style-name="ce27" office:value-type="string" calcext:value-type="string" table:number-columns-spanned="2" table:number-rows-spanned="1">
            <text:p>2</text:p>
          </table:table-cell>
          <table:covered-table-cell table:style-name="ce11"/>
          <table:table-cell/>
          <table:table-cell table:style-name="ce18" office:value-type="string" calcext:value-type="string" table:number-columns-spanned="2" table:number-rows-spanned="1">
            <text:p>Alt. dos suportes (cm)</text:p>
          </table:table-cell>
          <table:covered-table-cell table:style-name="ce25"/>
          <table:table-cell table:style-name="ce37" office:value-type="string" calcext:value-type="string" table:number-columns-spanned="9" table:number-rows-spanned="1">
            <text:p>5 10 15 20 25</text:p>
          </table:table-cell>
          <table:covered-table-cell table:number-columns-repeated="8" table:style-name="ce23"/>
          <table:table-cell table:number-columns-repeated="1008"/>
        </table:table-row>
        <table:table-row table:style-name="ro1">
          <table:table-cell table:style-name="ce10" table:number-columns-spanned="2" table:number-rows-spanned="1"/>
          <table:covered-table-cell table:style-name="ce8"/>
          <table:table-cell table:style-name="ce27" table:number-columns-spanned="2" table:number-rows-spanned="1"/>
          <table:covered-table-cell table:style-name="ce11"/>
          <table:table-cell/>
          <table:table-cell table:style-name="ce13" table:number-columns-spanned="11" table:number-rows-spanned="1"/>
          <table:covered-table-cell table:number-columns-repeated="10" table:style-name="ce25"/>
          <table:table-cell table:number-columns-repeated="1008"/>
        </table:table-row>
        <table:table-row table:style-name="ro1">
          <table:table-cell office:value-type="string" calcext:value-type="string" table:number-columns-spanned="4" table:number-rows-spanned="1">
            <text:p><text:s/></text:p>
            <draw:control table:end-cell-address="Forno.D10" table:end-x="1.799cm" table:end-y="0.9cm" draw:z-index="5" draw:name="Controle 1" draw:style-name="gr2" draw:text-style-name="P2" svg:width="7.197cm" svg:height="0.9cm" svg:x="0cm" svg:y="0cm" draw:control="control6"/>
          </table:table-cell>
          <table:covered-table-cell table:number-columns-repeated="3"/>
          <table:table-cell/>
          <table:table-cell table:style-name="ce15" office:value-type="string" calcext:value-type="string" table:number-columns-spanned="9" table:number-rows-spanned="1">
            <text:p>Lista de Itens</text:p>
          </table:table-cell>
          <table:covered-table-cell table:number-columns-repeated="8" table:style-name="ce25"/>
          <table:table-cell table:style-name="ce25" table:number-columns-spanned="2" table:number-rows-spanned="1">
            <draw:control draw:z-index="8" draw:name="Controle 10" draw:style-name="gr4" draw:text-style-name="P2" svg:width="2.501cm" svg:height="0.9cm" svg:x="0cm" svg:y="0cm" draw:control="control9"/>
          </table:table-cell>
          <table:covered-table-cell table:style-name="ce25"/>
          <table:table-cell table:number-columns-repeated="1008"/>
        </table:table-row>
        <table:table-row table:style-name="ro1">
          <table:table-cell table:style-name="ce7" table:number-columns-spanned="4" table:number-rows-spanned="1"/>
          <table:covered-table-cell table:number-columns-repeated="3"/>
          <table:table-cell/>
          <table:table-cell table:style-name="ce18" office:value-type="string" calcext:value-type="string" table:number-columns-spanned="1" table:number-rows-spanned="2">
            <text:p>Tipo</text:p>
          </table:table-cell>
          <table:table-cell table:style-name="ce18" office:value-type="string" calcext:value-type="string" table:number-columns-spanned="3" table:number-rows-spanned="2">
            <text:p>Descrição</text:p>
          </table:table-cell>
          <table:covered-table-cell table:number-columns-repeated="2" table:style-name="ce18" office:value-type="string" calcext:value-type="string">
            <text:p>Descrição</text:p>
          </table:covered-table-cell>
          <table:table-cell table:style-name="ce18" office:value-type="string" calcext:value-type="string" table:number-columns-spanned="3" table:number-rows-spanned="1">
            <text:p>Dimensões (cm)</text:p>
          </table:table-cell>
          <table:covered-table-cell table:number-columns-repeated="2" table:style-name="ce18" office:value-type="string" calcext:value-type="string">
            <text:p>Dimensões</text:p>
          </table:covered-table-cell>
          <table:table-cell table:style-name="ce18" office:value-type="string" calcext:value-type="string" table:number-columns-spanned="3" table:number-rows-spanned="2">
            <text:p>Qtd</text:p>
          </table:table-cell>
          <table:covered-table-cell table:number-columns-repeated="2" table:style-name="ce18" office:value-type="string" calcext:value-type="string">
            <text:p>Qtd</text:p>
          </table:covered-table-cell>
          <table:table-cell table:style-name="ce18"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18"/>
          <table:table-cell table:style-name="ce18" office:value-type="string" calcext:value-type="string">
            <text:p>Alt</text:p>
          </table:table-cell>
          <table:table-cell table:style-name="ce18" office:value-type="string" calcext:value-type="string">
            <text:p>Larg</text:p>
          </table:table-cell>
          <table:table-cell table:style-name="ce18" office:value-type="string" calcext:value-type="string">
            <text:p>Comp</text:p>
          </table:table-cell>
          <table:covered-table-cell table:number-columns-repeated="4" table:style-name="ce18"/>
          <table:table-cell table:number-columns-repeated="1008"/>
        </table:table-row>
        <table:table-row table:style-name="ro1">
          <table:table-cell table:style-name="ce7" table:number-columns-spanned="4" table:number-rows-spanned="1">
            <draw:control draw:z-index="7" draw:name="Controle 9" draw:style-name="gr5" draw:text-style-name="P2" svg:width="7.197cm" svg:height="0.9cm" svg:x="0cm" svg:y="0cm" draw:control="control8"/>
          </table:table-cell>
          <table:covered-table-cell table:number-columns-repeated="3"/>
          <table:table-cell/>
          <table:table-cell table:style-name="ce22" office:value-type="string" calcext:value-type="string">
            <text:p>Triângulo</text:p>
          </table:table-cell>
          <table:table-cell table:style-name="ce26" office:value-type="string" calcext:value-type="string" table:number-columns-spanned="3" table:number-rows-spanned="1">
            <text:p>Chaleira</text:p>
          </table:table-cell>
          <table:covered-table-cell table:number-columns-repeated="2" table:style-name="ce21"/>
          <table:table-cell table:style-name="ce22" office:value-type="string" calcext:value-type="string">
            <text:p>Alt: 12</text:p>
          </table:table-cell>
          <table:table-cell table:style-name="ce22" office:value-type="string" calcext:value-type="string">
            <text:p>Larg: 8</text:p>
          </table:table-cell>
          <table:table-cell table:style-name="ce41"/>
          <table:table-cell table:style-name="ce41">
            <draw:control table:end-cell-address="Forno.N13" table:end-x="0.033cm" table:end-y="0.9cm" draw:z-index="14" draw:name="Controle 14" draw:style-name="gr6" draw:text-style-name="P1" svg:width="1.002cm" svg:height="0.9cm" svg:x="0.031cm" svg:y="0cm" draw:control="control15"/>
          </table:table-cell>
          <table:table-cell table:style-name="ce41" office:value-type="string" calcext:value-type="string">
            <text:p>3</text:p>
          </table:table-cell>
          <table:table-cell table:style-name="ce41">
            <draw:control table:end-cell-address="Forno.O13" table:end-x="1.002cm" table:end-y="0.9cm" draw:z-index="13" draw:name="Controle 12" draw:style-name="gr6" draw:text-style-name="P1" svg:width="1.002cm" svg:height="0.9cm" svg:x="0cm" svg:y="0cm" draw:control="control14"/>
          </table:table-cell>
          <table:table-cell table:style-name="ce41">
            <draw:control table:end-cell-address="Forno.P13" table:end-x="1.718cm" table:end-y="0.9cm" draw:z-index="12" draw:name="Controle 16" draw:style-name="gr6" draw:text-style-name="P1" svg:width="1.718cm" svg:height="0.9cm" svg:x="0cm" svg:y="0cm" draw:control="control13"/>
          </table:table-cell>
          <table:table-cell table:number-columns-repeated="1008"/>
        </table:table-row>
        <table:table-row table:style-name="ro1">
          <table:table-cell table:number-columns-spanned="4" table:number-rows-spanned="1">
            <draw:control draw:z-index="6" draw:name="Controle 8" draw:style-name="gr2" draw:text-style-name="P2" svg:width="7.197cm" svg:height="0.899cm" svg:x="0cm" svg:y="0cm" draw:control="control7"/>
          </table:table-cell>
          <table:covered-table-cell table:number-columns-repeated="3"/>
          <table:table-cell table:number-columns-repeated="1020"/>
        </table:table-row>
        <table:table-row table:style-name="ro1">
          <table:table-cell table:number-columns-spanned="4" table:number-rows-spanned="1">
            <draw:control draw:z-index="11" draw:name="Controle 13" draw:style-name="gr4" draw:text-style-name="P2" svg:width="7.197cm" svg:height="0.899cm" svg:x="0.001cm" svg:y="0.001cm" draw:control="control12"/>
          </table:table-cell>
          <table:covered-table-cell table:number-columns-repeated="3"/>
          <table:table-cell table:number-columns-repeated="1020"/>
        </table:table-row>
        <table:table-row table:style-name="ro1">
          <table:table-cell table:style-name="ce7" table:number-columns-spanned="4" table:number-rows-spanned="1"/>
          <table:covered-table-cell table:number-columns-repeated="3"/>
          <table:table-cell table:number-columns-repeated="1020"/>
        </table:table-row>
        <table:table-row table:style-name="ro1">
          <table:table-cell table:style-name="ce7" table:number-columns-spanned="4" table:number-rows-spanned="2">
            <draw:control draw:z-index="10" draw:name="Controle 11" draw:style-name="gr2" draw:text-style-name="P2" svg:width="7.197cm" svg:height="1.799cm" svg:x="0cm" svg:y="0cm" draw:control="control11"/>
          </table:table-cell>
          <table:covered-table-cell table:number-columns-repeated="3"/>
          <table:table-cell table:number-columns-repeated="1020"/>
        </table:table-row>
        <table:table-row table:style-name="ro1">
          <table:covered-table-cell table:style-name="ce7"/>
          <table:covered-table-cell table:number-columns-repeated="3"/>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table>
      <table:named-expressions>
        <table:named-range table:name="itemsListHeader" table:base-cell-address="$Forno.$P$11" table:cell-range-address="$Forno.$F$11:.$P$11"/>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0-30T19:15:46.820076787</dc:date>
    <meta:editing-duration>PT8H2M3S</meta:editing-duration>
    <meta:editing-cycles>74</meta:editing-cycles>
    <meta:document-statistic meta:table-count="1" meta:cell-count="46" meta:object-count="15"/>
  </office:meta>
</office:document-meta>
</file>

<file path=Basic/Standard/Constants.xml><?xml version="1.0" encoding="utf-8"?>
<!DOCTYPE module  PUBLIC '-//OpenOffice.org//DTD OfficeDocument 1.0//EN'  'module.dtd'>
<script:module xmlns:script="http://openoffice.org/2000/script" script:name="Constants" script:language="StarBasic" script:moduleType="normal">REM  *****  BASIC  *****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headerLableTipo = "Tipo"
Global Const headerLableDescricao = "Descrição"
Global Const headerLableDimensao = "Dimensões (cm)"
Global Const headerLableQtd = "Qtd"
Global Const headerLableExclude = ""



Sub Main

End Sub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Function GetFirstInputCell(cell As Object) As Object
	If (cell.GetString() &lt;&gt; "Tipo:") Then
		MsgBox("Erro! Esperado célula para preenchimento de dados.")
		Stop
	EndIf
	
	cellInput = GetCellSameRowNextColumn(cell)
	GetFirstInputCell = cellInput
	
End Function

Function CleanInputs(cellInput)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Function SetInputLables(cellInput As Object, two2DMeasures As Boolean)
	'Set Tipo Lable
	cellInput.SetString("Tipo:")

	'Clean Descrição Input
	cellInput = GetCellNextRowSameColumn(cellInput)
	cellInput.SetString("Descrição:")

	'Clean Altura Input
	cellInput = GetCellNextRowSameColumn(cellInput)
	cellInput.SetString("Altura (cm):")

	'Clean Largura Input
	cellInput = GetCellNextRowSameColumn(cellInput)
	cellInput.SetString("Largura (cm):")
	
	'Clean Comprimento Input
	cellInput = GetCellNextRowSameColumn(cellInput)
	cellInput.SetString("")
	If (two2DMeasures) Then
		cellInput.SetString("Comp. (cm):")
	Endif

End Function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Function ReadyInputsForAdd(button As Object, itemType As String, tow2DMeasures As Boolean)

	cellBellow = GetCellBellowButton(button)
	cellBellow = GetTipoCellFromSameLine(cellBellow)
	
	SetInputLables(cellBellow, HasTwo2DMeasures(itemType))
	
	cellInput = GetFirstInputCell(cellBellow)
	CleanInputs(cellInput)
	
	cellInput.SetString(itemType)

End Function


Function CircleSelected(button As Object)
	ReadyInputsForAdd(button, "Círculo")
End Function


Function SquareSelected(button As Object)
	ReadyInputsForAdd(button, "Quadrado")
End Function


Function RectangleSelected(button As Object)
	ReadyInputsForAdd(button, "Retângulo")
End Function


Function TriangleSelected(button As Object)
	ReadyInputsForAdd(button, "Triângulo")
End Function

Function ReadItemInputData(cellLableTipo As Object) As Object
	numberInputs = 3

	inputCell = GetCellSameRowNextColumn(cellLableTipo)
	inputCellToClean = inputCell
	itemType = inputCell.GetString()
	
	inputCell = GetCellNextRowSameColumn(inputCell)
	itemDescription = inputCell.GetString()
	If (itemDescription = "") Then
		MsgBox("Todos os campos são obrigatórios")
		Stop
	EndIf

	inputCell = GetCellNextRowSameColumn(inputCell)
	itemHeight = inputCell.GetString()
	If (itemHeight = "") Then
		MsgBox("Todos os campos são obrigatórios")
		Stop
	EndIf

	
	inputCell = GetCellNextRowSameColumn(inputCell)
	itemWidth = inputCell.GetString()
	If (itemWidth = "") Then
		MsgBox("Todos os campos são obrigatórios")
		Stop
	EndIf

	two2DMeasures = HasTwo2DMeasures(itemType)
	
	If (two2DMeasures) Then

		inputCell = GetCellNextRowSameColumn(inputCell)
		itemLength = inputCell.GetString()
		If (itemLength = "") Then
			MsgBox("Todos os campos são obrigatórios")
		Stop
	EndIf

		numberInputs = 4
	EndIf

	Dim data(numberInputs) As String
	
	data(0) = itemType
	data(1) = itemDescription
	data(2) = itemHeight
	data(3) = itemWidth
	If (two2DMeasures) Then
		data(4) = itemLength
	EndIf
	'CleanInputs(inputCellToClean)
	ReadItemInputData = data
End Function


Function AddItem(button As Object)
	buttonCellAddr = GetButtonLocation(button)
	buttonCell = GetCellObjectByName(buttonCellAddr)
	cellAbove = GetCellPreviousRowSameColumn(buttonCell)
	
	cellLableTipo = GetTipoCellFromSameColumn(cellAbove)
	inputData = ReadItemInputData(cellLableTipo)
	
	InsertInListAtStart(input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Sub Main

End Sub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nItems As Integer

Function FindItensListHeaderStartCell() As Object
	
	buttonLimparAddr = GetButtonLocationByName("limparLista")
	buttonCell = GetCellObjectByName(buttonLimparAddr)
	previousCell = GetCellSameRowPreviousColumn(buttonCell)
	If (IsInNamedRange(previousCell, listaItensTituloNamedRange)) Then
		previousCell = GetFirstCellObjFromNamedRange(listaItensTituloNamedRange)
	EndIf

	FindItensListHeaderStartCell = GetCellNextRowSameColumn(previousCell)
	
End Function


Function SetListRowCellsStyles(row As Integer)

	firstCellHeaderList = GetFirstCellObjFromNamedRange(listaItensHeaderNamedRange)
	lastCellHeaderList = GetLastCellObjFromNamedRange(listaItensHeaderNamedRange)

	startColumn = GetCellColumnIndex(firstCellHeaderList)
	endColumn = GetCellColumnIndex(lastCellHeaderList)
	
	For column = startColumn To endColumn
		cell = GetCellObjectByIndex(row, column)
		cell.CellBackColor = RGB(107, 121, 137)	
	next column
	
	headerRow = GetCellRowIndex(firstCellHeaderList)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End Function


Function SetItemsValues(insertData, row, startColumn)
	
	cell = GetCellObjectByIndex(row, startColumn)
	For i = 0 To UBound(insertData)
		cell.SetString(insertData(i))
		cell = GetCellSameRowNextColumn(cell)
	Next i

End Function


Function CreateButton(buttonName As String, cellObj As Object) As Object

	'Create the button
	buttonObj = CreateUnoService("com.sun.star.form.component.CommandButton")
	buttonObj.Name = "botao_" &amp; col &amp; "_" &amp; row

	'Create the shape to contain it	
	shapeObj = ThisComponent.createInstance("com.sun.star.drawing.ControlShape")
	shapeObj.Name = "shape_" &amp; buttonObj.Name
	
	SeeProperties(shapeObj)
	
	sheet = GetCurrentSheet()


	'Add the shape to the page, set anchor and position, size
	shapeObj.setControl(buttonObj)
	sheet.DrawPage.add(shapeObj)
	shapeObj.Anchor = cellObj
	shapeObj.setSize(cellObj.Size)
	shapeObj.setPosition(cellObj.Position)
	
	'https://ask.libreoffice.org/t/solved-is-it-possible-to-insert-buttons-into-a-spreadsheet-from-a-macro/94771
	
End Function


Function CreateButtonsOnListRow(row As Integer)
	
	firstCellHeaderList = GetFirstCellObjFromNamedRange(listaItensHeaderNamedRange)
	lastCellHeaderList = GetLastCellObjFromNamedRange(listaItensHeaderNamedRange)

	headerRow = GetCellRowIndex(firstCellHeaderList)

	startColumn = GetCellColumnIndex(firstCellHeaderList)
	endColumn = GetCellColumnIndex(lastCellHeaderList)
	
	column = startColumn
	headerCell = GetCellObjectByIndex(headerRow, column)
	
	While headerCell.GetString() &lt;&gt; "Qtd"
		column = column + 1
		HeaderCell = GetCellObjectByIndex(headerRow, column)
	WEnd
	
	cell = GetCellObjectByIndex(row, column)
	
	CreateButton("botaoDecremente" &amp; row, cell)
	
	

End Function


Function InsertInListAtStart(insertData As Object)

	firstCellHeaderList = GetFirstCellObjFromNamedRange(listaItensHeaderNamedRange)
	lastCellHeaderList = GetLastCellObjFromNamedRange(listaItensHeaderNamedRange)
	
	cellReference = GetCellNextRowSameColumn(firstCellHeaderList)
	
	cellRowIndex = GetCellRowIndex(cellReference)
	firstCellColumnIndex = GetCellColumnIndex(firstCellHeaderList)
	lastCellColumnIndex = GetCellColumnIndex(lastCellHeaderList)
	
	
	
	InsertCellAbove(cellRowIndex, cellRowIndex, firstCellColumnIndex, lastCellColumnIndex)

	newRow = cellRowIndex

	SetListRowCellsStyles(newRow)
	SetItemsValues(insertData, newRow, firstCellColumnIndex)
	CreateButtonsOnListRow(newRow)
	
	nItems = nItems + 1

'	MsgBox(insertData(0))
'	MsgBox(insertData(1))
'	MsgBox(insertData(2))
'	MsgBox(insertData(3))
'	MsgBox(insertData(4))


End Function

Sub Main

End Sub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Function IsAnPtBrAccentedLetter(charact As String) As Boolean
	arr = "À,Á,Â,Ã,É,Ê,Í,Ó,Ô,Õ,Ú,Ü,Ç,à,á,â,ã,é,ê,í,ó,ô,õ,ú,ü,ç,"
	If (Len(upperSecondPart) = 1 And Instr(arr, upperSecondPart &amp; ",") &lt;&gt; 0) Then
		accentedLetter = True
	EndIf
	IsAnPtBrAccentedLetter = accentedLetter
End Function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Function UnixHomeDir()	
	UnixHomeDir = "/home/" &amp; environ("USER") &amp; "/"
End Function

Function WindowsHomeDir()
	WindowsHomeDir = "C:\Users\" &amp; environ("USERNAME") &amp; "\Documentos\"
End Function

Function GetHomeDir() As String
	homeDir = ""
	If (OSIsUnix()) Then
		homeDir = AddURLPreffixOnPath(UnixHomeDir())
	ElseIf (OSIsWindows()) Then
		homeDir = AddURLPreffixOnPath(WindowsHomeDir())
	EndIf
	GetHomeDir = homeDir
End Function

Function OSIsUnix() As Boolean
	osN = OSName()
	isUnix = False
	If (osN = "UNIX") Then
		isUnix = True
	EndIf
	OSIsUnix = isUnix
End Function

Function OSIsWindows() As Boolean
	osN = OSName()
	isWindows = False
	If (osN = "Windows") Then
		isWindows = True
	EndIf
	OSIsWindows = isWindows
End Function

Function AddURLPreffixOnPath(strPath As String) As String
	preffix = ""
	If (OSIsUnix() And Left(strPath, 7) &lt;&gt; "file://") Then
		preffix = "file://"
	ElseIf (OSIsWindows) Then
		preffix = ""
	EndIf
	AddURLPreffixOnPath = preffix &amp; strPath
End Function

Function RemoveURLPreffixOnPath(strPath As String) As String
	newPath = strPath
	If (OSIsUnix() And Left(strPath, 7) = "file://") Then
		newPath = Mid(strPath, 8, Len(strPath))
	ElseIf (OSIsWindows) Then
		newPath = strPath
	EndIf
	RemoveURLPreffixOnPath = newPath
End Function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Function ExistsFile(path As String) As Boolean
	pathURL = AddURLPreffixOnPath(path)
	ExistsFile = FileExists(pathURL)
End Function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Function GetCurrentFilePath() As String
    sUrl = ThisComponent.URL
    GetCurrentFilePath = sURL
End Function

Function HasSolverDirectoryVerificationFile(path As String) As Boolean
	verificationFileName = "solver_directory_verification_file.txt"
	
	verificationFilePath = path &amp; verificationFileName
	verificationFilePath = AddURLPref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WriteTextFile(pathToFile As String, textToWrite As String)

	path = AddURLPref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fixOnPath(problemInputsDir &amp; fileName)
        document.StoreToURL(fileURL, Propval())
        
    Next i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fixOnPath(ConvertASCIIPathAccentedLetters(dirURL))
End Function

Function ExecLinuxCommand(command As String)

	shellCommand = "-c '" &amp; command &amp; "'"
	result = Shell("bash", 1, shellCommand, True)

End Function

Function ExecCommand(command As String)
	If (OSIsUnix()) Then
		ExecLinuxCommand(command)
	ElseIf(OsIsWindows()) Then
		'TODO
	EndIf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ub Macro1

End Sub
</script:module>
</file>

<file path=Basic/Standard/Util.xml><?xml version="1.0" encoding="utf-8"?>
<!DOCTYPE module  PUBLIC '-//OpenOffice.org//DTD OfficeDocument 1.0//EN'  'module.dtd'>
<script:module xmlns:script="http://openoffice.org/2000/script" script:name="Util" script:language="StarBasic" script:moduleType="normal">REM  *****  BASIC  *****


Function SeeProperties(obj As Object)
	oMRI = CreateUnoService("mytools.Mri")
	oMRI.inspect(obj)
	MsgBox("Close me")
End Function


Function HasTwo2DMeasures(itemType As String) As Boolean
	iType = LCase(itemType)
	HasTwo2DMeasures = False
	If (iType = "retângulo" Or iType = "retangulo") Then
		HasTwo2DMeasures = True
	EndIf
End Function


Function GetButtonLocationByName(buttonName As String) As String
	Dim Doc As Object
	Doc = ThisComponent

	Dim Sheet As Object		
	Sheet = Doc.CurrentController.Active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Source.Model.Name
	GetButtonLocation = GetbuttonLocationByName(buttonNam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Function GetCurrentSheet() As Object

	GetCurrentSheet = ThisComponent.GetCurrentController.ActiveSheet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AbsoluteName
		sheetObj = GetCurrentSheet()
	EndIf
	cellObj = sheetObj.GetCellRangeByName(cellName)
	GetCellObjectByName = cellObj
	
End Function


'Get the object that represents the cell with row and column
'parameters format example -&gt; row: 0, column: 0
'return -&gt; cell object;
Function GetCellObjectByIndex(row As Integer, column As Integer) As Object

	sheetObj = GetCurrentSheet()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 As Object) As Object
	
	Dim row As Integer
	If(Not cellObj.IsMerged) Then
		row = GetCellRowIndex(cellObj)
	Else
		sheetObj = GetCurrentSheet()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GetCellNextRowSameColumn = cellObj

End Function

'Same as GetCellNextRowSameColumn, but gets the previous row
Function GetCellPreviousRowSameColumn(cellObj As Object) As Object
	row = GetCellRowIndex(cellObj)
	column = GetCellColumnIndex(cellObj)
		
	If (row = 0) Then
		MsgBox("Erro! Tentando acessar linha -1")
		Stop
	EndIf
	
	nextRow = row - 1
	cellObj = GetCellObjectByIndex(nextRow, column)
	
	GetCellPreviousRowSameColumn = cell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 As Object) As Object

	Dim column As Integer
	If(Not cellObj.IsMerged) Then
		column = GetCellColumnIndex(cellObj)
	Else
		sheetObj = GetCurrentSheet()
		
		cursorObj = sheetObj.CreateCursorByRange(cellObj)
		cursorObj.CollapseToMergedArea()
	
		splittedAddr = Split(cursorObj.AbsoluteName, ":")
		firstPart = Split(splittedAddr(0), ".")
		lastPart = splittedAddr(UBound(splittedAddr))
		
		column = GetCellColumnIndexByAbsoluteName(lastPart)
	EndIf

	row = GetCellRowIndex(cellObj)	
	nextColumn = column + 1		
	cellObj = GetCellObjectByIndex(row, nextColumn)
	
	GetCellSameRowNextColumn = cellObj

End Function

'Same as GetCellSameRowNextColumn, but gets the previous column
Function GetCellSameRowPreviousColumn(cellObj As Object) As Object

	column = GetCellColumnIndex(cellObj)
	row = GetCellRowIndex(cellObj)
	
	If column = 0 Then
		MsgBox("Erro! Tentando acessar coluna -1")
		Stop
	EndIf

	prevColumn = column - 1		
	cellObj = GetCellObjectByIndex(row, prevColumn)
	
	GetCellSameRowPreviousColumn = cell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Function GetFirstCellObjFromNamedRange(namedRange As String) As Object

	cellsAddr = GetRangeCellsAddresses(namedRange)
	cellObj = GetCellObjectByName(cellsAddr(0))
	
	GetFirstCellObjFromNamedRange = cellObj

End Function


Function GetLastCellObjFromNamedRange(namedRange As String) As Object

	cellsAddr = GetRangeCellsAddresses(namedRange)
	lastPos = UBound(cellsAddr)
	cellObj = GetCellObjectByName(cellsAddr(lastPos))
	
	GetLastCellObjFromNamedRange = cellObj

End Function

Function InsertCellAbove(rowStart As Integer, rowEnd As Integer, columnStart As Integer, columnEnd As Integer)

	Dim CellRangeAddress As New com.sun.star.table.CellRangeAddress
	
	cellRangeAddress.Sheet = 0
	cellRangeAddress.StartColumn = columnStart
	cellRangeAddress.StartRow = rowStart
	cellRangeAddress.EndColumn = columnEnd
	cellRangeAddress.EndRow = rowEnd

	
	sheet = GetCurrentSheet()
	sheet.insertCells(cellRangeAddress, com.sun.star.sheet.CellInsertMode.DOWN)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stants"/>
  <library:element library:name="ItemManager"/>
  <library:element library:name="SolverManager"/>
  <library:element library:name="ListManager"/>
  <library:element library:name="Util"/>
  <library:element library:name="Kiln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